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222pt" style:use-optimal-column-width="true"/>
    </style:style>
    <style:style style:name="ACOL-2" style:family="table-column">
      <style:table-column-properties style:column-width="69pt" style:use-optimal-column-width="true"/>
    </style:style>
    <style:style style:name="ACOL-3" style:family="table-column">
      <style:table-column-properties style:column-width="84.75pt" style:use-optimal-column-width="true"/>
    </style:style>
    <style:style style:name="ACOL-4" style:family="table-column">
      <style:table-column-properties style:column-width="60.75pt" style:use-optimal-column-width="true"/>
    </style:style>
    <style:style style:name="ACOL-5" style:family="table-column"/>
    <style:style style:name="ACOL-6" style:family="table-column">
      <style:table-column-properties style:column-width="60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2"/>
        <table:table-column table:style-name="ACOL-4" table:number-columns-repeated="2"/>
        <table:table-column table:default-cell-style-name="ACE-2" table:style-name="ACOL-4" table:number-columns-repeated="2"/>
        <table:table-column table:default-cell-style-name="ACE-2" table:style-name="ACOL-0" table:number-columns-repeated="2"/>
        <table:table-column table:style-name="ACOL-0" table:number-columns-repeated="3"/>
        <table:table-column table:style-name="ACOL-0" table:number-columns-repeated="8"/>
        <table:table-column table:style-name="ACOL-6" table:number-columns-repeated="3"/>
        <table:table-column table:style-name="ACOL-0" table:number-columns-repeated="232"/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mean d13C</text:p>
          </table:table-cell>
          <table:table-cell table:style-name="ACE-0" office:value-type="string">
            <text:p>high range</text:p>
          </table:table-cell>
          <table:table-cell table:style-name="ACE-0" office:value-type="string">
            <text:p>low range</text:p>
          </table:table-cell>
          <table:table-cell table:style-name="ACE-0" office:value-type="string">
            <text:p>+</text:p>
          </table:table-cell>
          <table:table-cell table:style-name="ACE-0" office:value-type="string">
            <text:p>-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+/-</text:p>
          </table:table-cell>
          <table:table-cell table:style-name="ACE-2" office:value-type="string">
            <text:p>d13C</text:p>
          </table:table-cell>
          <table:table-cell table:style-name="ACE-2" office:value-type="string">
            <text:p>+/-</text:p>
          </table:table-cell>
          <table:table-cell table:style-name="ACE-0"/>
          <table:table-cell table:style-name="ACE-0" office:value-type="string">
            <text:p>corrections digitized from plot in Stuiver and Polach, 1977</text:p>
          </table:table-cell>
          <table:table-cell table:number-columns-repeated="244" table:style-name="ACE-0"/>
        </table:table-row>
        <table:table-row table:style-name="AROW-1">
          <table:table-cell table:style-name="ACE-0" office:value-type="string">
            <text:p>marine HCO3</text:p>
          </table:table-cell>
          <table:table-cell table:style-name="ACE-0" office:value-type="float" office:value="0.84763575000000002">
            <text:p>0.84763575</text:p>
          </table:table-cell>
          <table:table-cell table:style-name="ACE-0" office:value-type="float" office:value="1.9824868">
            <text:p>1.9824868</text:p>
          </table:table-cell>
          <table:table-cell table:style-name="ACE-0" office:value-type="float" office:value="-0.11908932">
            <text:p>−0.11908932</text:p>
          </table:table-cell>
          <table:table-cell table:style-name="ACE-0" table:formula="of:=[.C2]-[.B2]" office:value-type="float" office:value="1.13485105">
            <text:p>1.13485105</text:p>
          </table:table-cell>
          <table:table-cell table:style-name="ACE-0" table:formula="of:=[.B2]-[.D2]" office:value-type="float" office:value="0.96672507000000008">
            <text:p>0.96672507</text:p>
          </table:table-cell>
          <table:table-cell table:style-name="ACE-2" table:formula="of:=[.B2]" office:value-type="float" office:value="0.84763575000000002">
            <text:p>0.8</text:p>
          </table:table-cell>
          <table:table-cell table:style-name="ACE-2" table:formula="of:=AVERAGE([.E2:.F2])" office:value-type="float" office:value="1.0507880599999999">
            <text:p>1.1</text:p>
          </table:table-cell>
          <table:table-cell table:style-name="ACE-2" office:value-type="float" office:value="0.84763575000000002">
            <text:p>0.8</text:p>
          </table:table-cell>
          <table:table-cell table:style-name="ACE-2" office:value-type="float" office:value="1.0507880599999999">
            <text:p>1.1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CO3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2.0245185000000001">
            <text:p>2.0245185</text:p>
          </table:table-cell>
          <table:table-cell table:style-name="ACE-0" office:value-type="float" office:value="-2.0525392999999998">
            <text:p>−2.0525393</text:p>
          </table:table-cell>
          <table:table-cell table:style-name="ACE-0" table:formula="of:=[.C3]-[.B3]" office:value-type="float" office:value="2.1436078200000002">
            <text:p>2.14360782</text:p>
          </table:table-cell>
          <table:table-cell table:style-name="ACE-0" table:formula="of:=[.B3]-[.D3]" office:value-type="float" office:value="1.9334499799999998">
            <text:p>1.93344998</text:p>
          </table:table-cell>
          <table:table-cell table:style-name="ACE-2" table:formula="of:=[.B3]" office:value-type="float" office:value="-0.11908932">
            <text:p>−0.1</text:p>
          </table:table-cell>
          <table:table-cell table:style-name="ACE-2" table:formula="of:=AVERAGE([.E3:.F3])" office:value-type="float" office:value="2.0385289000000002">
            <text:p>2.0</text:p>
          </table:table-cell>
          <table:table-cell table:style-name="ACE-2" office:value-type="float" office:value="-0.11908932">
            <text:p>−0.1</text:p>
          </table:table-cell>
          <table:table-cell table:style-name="ACE-2" office:value-type="float" office:value="2.0385289000000002">
            <text:p>2.0</text:p>
          </table:table-cell>
          <table:table-cell table:style-name="ACE-4"/>
          <table:table-cell table:number-columns-repeated="2" table:style-name="ACE-3"/>
          <table:table-cell table:number-columns-repeated="243" table:style-name="ACE-0"/>
        </table:table-row>
        <table:table-row table:style-name="AROW-1">
          <table:table-cell table:style-name="ACE-0" office:value-type="string">
            <text:p>PDB d13C standard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-0.11908932">
            <text:p>−0.11908932</text:p>
          </table:table-cell>
          <table:table-cell table:style-name="ACE-0" office:value-type="float" office:value="-0.20315236">
            <text:p>−0.20315236</text:p>
          </table:table-cell>
          <table:table-cell table:style-name="ACE-0" table:formula="of:=[.C4]-[.B4]" office:value-type="float" office:value="0">
            <text:p>0</text:p>
          </table:table-cell>
          <table:table-cell table:style-name="ACE-0" table:formula="of:=[.B4]-[.D4]" office:value-type="float" office:value="0.084063040000000006">
            <text:p>0.08406304</text:p>
          </table:table-cell>
          <table:table-cell table:style-name="ACE-2" table:formula="of:=[.B4]" office:value-type="float" office:value="-0.11908932">
            <text:p>−0.1</text:p>
          </table:table-cell>
          <table:table-cell table:style-name="ACE-2" table:formula="of:=AVERAGE([.E4:.F4])" office:value-type="float" office:value="0.042031520000000003">
            <text:p>0.0</text:p>
          </table:table-cell>
          <table:table-cell table:style-name="ACE-2" office:value-type="float" office:value="-0.11908932">
            <text:p>−0.1</text:p>
          </table:table-cell>
          <table:table-cell table:style-name="ACE-2" office:value-type="float" office:value="0.042031520000000003">
            <text:p>0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oil CO3 and secondary bone CO3</text:p>
          </table:table-cell>
          <table:table-cell table:style-name="ACE-0" office:value-type="float" office:value="-5.0788092999999996">
            <text:p>−5.0788093</text:p>
          </table:table-cell>
          <table:table-cell table:style-name="ACE-0" office:value-type="float" office:value="-2.977233">
            <text:p>−2.977233</text:p>
          </table:table-cell>
          <table:table-cell table:style-name="ACE-0" office:value-type="float" office:value="-7.0122590000000002">
            <text:p>−7.012259</text:p>
          </table:table-cell>
          <table:table-cell table:style-name="ACE-0" table:formula="of:=[.C5]-[.B5]" office:value-type="float" office:value="2.1015762999999996">
            <text:p>2.1015763</text:p>
          </table:table-cell>
          <table:table-cell table:style-name="ACE-0" table:formula="of:=[.B5]-[.D5]" office:value-type="float" office:value="1.9334497000000006">
            <text:p>1.9334497</text:p>
          </table:table-cell>
          <table:table-cell table:style-name="ACE-2" table:formula="of:=[.B5]" office:value-type="float" office:value="-5.0788092999999996">
            <text:p>−5.1</text:p>
          </table:table-cell>
          <table:table-cell table:style-name="ACE-2" table:formula="of:=AVERAGE([.E5:.F5])" office:value-type="float" office:value="2.0175130000000001">
            <text:p>2.0</text:p>
          </table:table-cell>
          <table:table-cell table:style-name="ACE-2" office:value-type="float" office:value="-5.0788092999999996">
            <text:p>−5.1</text:p>
          </table:table-cell>
          <table:table-cell table:style-name="ACE-2" office:value-type="float" office:value="2.0175130000000001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peleothems</text:p>
          </table:table-cell>
          <table:table-cell table:style-name="ACE-0" office:value-type="float" office:value="-8.0210159999999995">
            <text:p>−8.021016</text:p>
          </table:table-cell>
          <table:table-cell table:style-name="ACE-0" office:value-type="float" office:value="-6.045534">
            <text:p>−6.045534</text:p>
          </table:table-cell>
          <table:table-cell table:style-name="ACE-0" office:value-type="float" office:value="-9.954466">
            <text:p>−9.954466</text:p>
          </table:table-cell>
          <table:table-cell table:style-name="ACE-0" table:formula="of:=[.C6]-[.B6]" office:value-type="float" office:value="1.9754819999999995">
            <text:p>1.975482</text:p>
          </table:table-cell>
          <table:table-cell table:style-name="ACE-0" table:formula="of:=[.B6]-[.D6]" office:value-type="float" office:value="1.9334500000000006">
            <text:p>1.93345</text:p>
          </table:table-cell>
          <table:table-cell table:style-name="ACE-2" table:formula="of:=[.B6]" office:value-type="float" office:value="-8.0210159999999995">
            <text:p>−8.0</text:p>
          </table:table-cell>
          <table:table-cell table:style-name="ACE-2" table:formula="of:=AVERAGE([.E6:.F6])" office:value-type="float" office:value="1.954466">
            <text:p>2.0</text:p>
          </table:table-cell>
          <table:table-cell table:style-name="ACE-2" office:value-type="float" office:value="-8.0210159999999995">
            <text:p>−8.0</text:p>
          </table:table-cell>
          <table:table-cell table:style-name="ACE-2" office:value-type="float" office:value="1.954466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Atmospheric CO2</text:p>
          </table:table-cell>
          <table:table-cell table:style-name="ACE-0" office:value-type="float" office:value="-8.9457090000000008">
            <text:p>−8.945709</text:p>
          </table:table-cell>
          <table:table-cell table:style-name="ACE-0" office:value-type="float" office:value="-7.0542910000000001">
            <text:p>−7.054291</text:p>
          </table:table-cell>
          <table:table-cell table:style-name="ACE-0" office:value-type="float" office:value="-10.963222500000001">
            <text:p>−10.9632225</text:p>
          </table:table-cell>
          <table:table-cell table:style-name="ACE-0" table:formula="of:=[.C7]-[.B7]" office:value-type="float" office:value="1.8914180000000007">
            <text:p>1.891418</text:p>
          </table:table-cell>
          <table:table-cell table:style-name="ACE-0" table:formula="of:=[.B7]-[.D7]" office:value-type="float" office:value="2.0175134999999997">
            <text:p>2.0175135</text:p>
          </table:table-cell>
          <table:table-cell table:style-name="ACE-2" table:formula="of:=[.B7]" office:value-type="float" office:value="-8.9457090000000008">
            <text:p>−8.9</text:p>
          </table:table-cell>
          <table:table-cell table:style-name="ACE-2" table:formula="of:=AVERAGE([.E7:.F7])" office:value-type="float" office:value="1.9544657500000002">
            <text:p>2.0</text:p>
          </table:table-cell>
          <table:table-cell table:style-name="ACE-2" office:value-type="float" office:value="-8.9457090000000008">
            <text:p>−8.9</text:p>
          </table:table-cell>
          <table:table-cell table:style-name="ACE-2" office:value-type="float" office:value="1.9544657500000002">
            <text:p>2.0</text:p>
          </table:table-cell>
          <table:table-cell table:style-name="ACE-0" office:value-type="string">
            <text:p>equations used to correct, make sure to change where the radiocarbon age and error point</text:p>
          </table:table-cell>
          <table:table-cell table:number-columns-repeated="245" table:style-name="ACE-0"/>
        </table:table-row>
        <table:table-row table:style-name="AROW-1">
          <table:table-cell table:style-name="ACE-0" office:value-type="string">
            <text:p>Bone apatite and original CO3</text:p>
          </table:table-cell>
          <table:table-cell table:style-name="ACE-0" office:value-type="float" office:value="-10.038527999999999">
            <text:p>−10.038528</text:p>
          </table:table-cell>
          <table:table-cell table:style-name="ACE-0" office:value-type="float" office:value="-8.0210159999999995">
            <text:p>−8.021016</text:p>
          </table:table-cell>
          <table:table-cell table:style-name="ACE-0" office:value-type="float" office:value="-12.014010000000001">
            <text:p>−12.01401</text:p>
          </table:table-cell>
          <table:table-cell table:style-name="ACE-0" table:formula="of:=[.C8]-[.B8]" office:value-type="float" office:value="2.017512">
            <text:p>2.017512</text:p>
          </table:table-cell>
          <table:table-cell table:style-name="ACE-0" table:formula="of:=[.B8]-[.D8]" office:value-type="float" office:value="1.9754820000000013">
            <text:p>1.975482</text:p>
          </table:table-cell>
          <table:table-cell table:style-name="ACE-2" table:formula="of:=[.B8]" office:value-type="float" office:value="-10.038527999999999">
            <text:p>−10.0</text:p>
          </table:table-cell>
          <table:table-cell table:style-name="ACE-2" table:formula="of:=AVERAGE([.E8:.F8])" office:value-type="float" office:value="1.9964970000000006">
            <text:p>2.0</text:p>
          </table:table-cell>
          <table:table-cell table:style-name="ACE-2" office:value-type="float" office:value="-10.038527999999999">
            <text:p>−10.0</text:p>
          </table:table-cell>
          <table:table-cell table:style-name="ACE-2" office:value-type="float" office:value="1.9964970000000006">
            <text:p>2.0</text:p>
          </table:table-cell>
          <table:table-cell table:style-name="ACE-4" table:formula="of:=(EXP([.G8]/-8033))*0.97499999999999998^2/(1+[.I8]/1000)^2" office:value-type="float" office:value="0.97121496768752003">
            <text:p>0.9712</text:p>
          </table:table-cell>
          <table:table-cell table:style-name="ACE-3" table:formula="of:=ROUND(-8033*LN([.K8]);0)" office:value-type="float" office:value="235">
            <text:p>235</text:p>
          </table:table-cell>
          <table:table-cell table:style-name="ACE-3" table:formula="of:=ROUND(SQRT([.H8]^2+(16.065999999999999*[.J8])^2))" office:value-type="float" office:value="32">
            <text:p>32</text:p>
          </table:table-cell>
          <table:table-cell table:number-columns-repeated="243" table:style-name="ACE-0"/>
        </table:table-row>
        <table:table-row table:style-name="AROW-1">
          <table:table-cell table:style-name="ACE-0" office:value-type="string">
            <text:p>Grains, seeds, maize, millet</text:p>
          </table:table-cell>
          <table:table-cell table:style-name="ACE-0" office:value-type="float" office:value="-10.038527999999999">
            <text:p>−10.038528</text:p>
          </table:table-cell>
          <table:table-cell table:style-name="ACE-0" office:value-type="float" office:value="-7.9789843999999999">
            <text:p>−7.9789844</text:p>
          </table:table-cell>
          <table:table-cell table:style-name="ACE-0" office:value-type="float" office:value="-12.2662">
            <text:p>−12.2662</text:p>
          </table:table-cell>
          <table:table-cell table:style-name="ACE-0" table:formula="of:=[.C9]-[.B9]" office:value-type="float" office:value="2.0595435999999996">
            <text:p>2.0595436</text:p>
          </table:table-cell>
          <table:table-cell table:style-name="ACE-0" table:formula="of:=[.B9]-[.D9]" office:value-type="float" office:value="2.2276720000000001">
            <text:p>2.227672</text:p>
          </table:table-cell>
          <table:table-cell table:style-name="ACE-2" table:formula="of:=[.B9]" office:value-type="float" office:value="-10.038527999999999">
            <text:p>−10.0</text:p>
          </table:table-cell>
          <table:table-cell table:style-name="ACE-2" table:formula="of:=AVERAGE([.E9:.F9])" office:value-type="float" office:value="2.1436077999999998">
            <text:p>2.1</text:p>
          </table:table-cell>
          <table:table-cell table:style-name="ACE-2" office:value-type="float" office:value="-10.038527999999999">
            <text:p>−10.0</text:p>
          </table:table-cell>
          <table:table-cell table:style-name="ACE-2" office:value-type="float" office:value="2.1436077999999998">
            <text:p>2.1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ANU sucrose C-14 standard</text:p>
          </table:table-cell>
          <table:table-cell table:style-name="ACE-0" office:value-type="float" office:value="-11.047285">
            <text:p>−11.047285</text:p>
          </table:table-cell>
          <table:table-cell table:style-name="ACE-0" office:value-type="float" office:value="-10.542907">
            <text:p>−10.542907</text:p>
          </table:table-cell>
          <table:table-cell table:style-name="ACE-0" office:value-type="float" office:value="-11.42557">
            <text:p>−11.42557</text:p>
          </table:table-cell>
          <table:table-cell table:style-name="ACE-0" table:formula="of:=[.C10]-[.B10]" office:value-type="float" office:value="0.50437800000000088">
            <text:p>0.504378</text:p>
          </table:table-cell>
          <table:table-cell table:style-name="ACE-0" table:formula="of:=[.B10]-[.D10]" office:value-type="float" office:value="0.37828499999999998">
            <text:p>0.378285</text:p>
          </table:table-cell>
          <table:table-cell table:style-name="ACE-2" table:formula="of:=[.B10]" office:value-type="float" office:value="-11.047285">
            <text:p>−11.0</text:p>
          </table:table-cell>
          <table:table-cell table:style-name="ACE-2" table:formula="of:=AVERAGE([.E10:.F10])" office:value-type="float" office:value="0.44133150000000043">
            <text:p>0.4</text:p>
          </table:table-cell>
          <table:table-cell table:style-name="ACE-2" office:value-type="float" office:value="-11.047285">
            <text:p>−11.0</text:p>
          </table:table-cell>
          <table:table-cell table:style-name="ACE-2" office:value-type="float" office:value="0.44133150000000043">
            <text:p>0.4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Plants (submerged</text:p>
          </table:table-cell>
          <table:table-cell table:style-name="ACE-0" office:value-type="float" office:value="-12.014010000000001">
            <text:p>−12.01401</text:p>
          </table:table-cell>
          <table:table-cell table:style-name="ACE-0" office:value-type="float" office:value="-9.9964969999999997">
            <text:p>−9.996497</text:p>
          </table:table-cell>
          <table:table-cell table:style-name="ACE-0" office:value-type="float" office:value="-13.94746">
            <text:p>−13.94746</text:p>
          </table:table-cell>
          <table:table-cell table:style-name="ACE-0" table:formula="of:=[.C11]-[.B11]" office:value-type="float" office:value="2.017513000000001">
            <text:p>2.017513</text:p>
          </table:table-cell>
          <table:table-cell table:style-name="ACE-0" table:formula="of:=[.B11]-[.D11]" office:value-type="float" office:value="1.9334499999999988">
            <text:p>1.93345</text:p>
          </table:table-cell>
          <table:table-cell table:style-name="ACE-2" table:formula="of:=[.B11]" office:value-type="float" office:value="-12.014010000000001">
            <text:p>−12.0</text:p>
          </table:table-cell>
          <table:table-cell table:style-name="ACE-2" table:formula="of:=AVERAGE([.E11:.F11])" office:value-type="float" office:value="1.9754814999999999">
            <text:p>2.0</text:p>
          </table:table-cell>
          <table:table-cell table:style-name="ACE-2" office:value-type="float" office:value="-12.014010000000001">
            <text:p>−12.0</text:p>
          </table:table-cell>
          <table:table-cell table:style-name="ACE-2" office:value-type="float" office:value="1.9754814999999999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resh water HCO3</text:p>
          </table:table-cell>
          <table:table-cell table:style-name="ACE-0" office:value-type="float" office:value="-11.971978999999999">
            <text:p>−11.971979</text:p>
          </table:table-cell>
          <table:table-cell table:style-name="ACE-0" office:value-type="float" office:value="-9.954466">
            <text:p>−9.954466</text:p>
          </table:table-cell>
          <table:table-cell table:style-name="ACE-0" office:value-type="float" office:value="-13.989492">
            <text:p>−13.989492</text:p>
          </table:table-cell>
          <table:table-cell table:style-name="ACE-0" table:formula="of:=[.C12]-[.B12]" office:value-type="float" office:value="2.0175129999999992">
            <text:p>2.017513</text:p>
          </table:table-cell>
          <table:table-cell table:style-name="ACE-0" table:formula="of:=[.B12]-[.D12]" office:value-type="float" office:value="2.017513000000001">
            <text:p>2.017513</text:p>
          </table:table-cell>
          <table:table-cell table:style-name="ACE-2" table:formula="of:=[.B12]" office:value-type="float" office:value="-11.971978999999999">
            <text:p>−12.0</text:p>
          </table:table-cell>
          <table:table-cell table:style-name="ACE-2" table:formula="of:=AVERAGE([.E12:.F12])" office:value-type="float" office:value="2.0175130000000001">
            <text:p>2.0</text:p>
          </table:table-cell>
          <table:table-cell table:style-name="ACE-2" office:value-type="float" office:value="-11.971978999999999">
            <text:p>−12.0</text:p>
          </table:table-cell>
          <table:table-cell table:style-name="ACE-2" office:value-type="float" office:value="2.0175130000000001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rasses arid zone, seges, papyrus</text:p>
          </table:table-cell>
          <table:table-cell table:style-name="ACE-0" office:value-type="float" office:value="-13.022767">
            <text:p>−13.022767</text:p>
          </table:table-cell>
          <table:table-cell table:style-name="ACE-0" office:value-type="float" office:value="-11.047285">
            <text:p>−11.047285</text:p>
          </table:table-cell>
          <table:table-cell table:style-name="ACE-0" office:value-type="float" office:value="-14.914186000000001">
            <text:p>−14.914186</text:p>
          </table:table-cell>
          <table:table-cell table:style-name="ACE-0" table:formula="of:=[.C13]-[.B13]" office:value-type="float" office:value="1.9754819999999995">
            <text:p>1.975482</text:p>
          </table:table-cell>
          <table:table-cell table:style-name="ACE-0" table:formula="of:=[.B13]-[.D13]" office:value-type="float" office:value="1.8914190000000008">
            <text:p>1.891419</text:p>
          </table:table-cell>
          <table:table-cell table:style-name="ACE-2" table:formula="of:=[.B13]" office:value-type="float" office:value="-13.022767">
            <text:p>−13.0</text:p>
          </table:table-cell>
          <table:table-cell table:style-name="ACE-2" table:formula="of:=AVERAGE([.E13:.F13])" office:value-type="float" office:value="1.9334505000000002">
            <text:p>1.9</text:p>
          </table:table-cell>
          <table:table-cell table:style-name="ACE-2" office:value-type="float" office:value="-13.022767">
            <text:p>−13.0</text:p>
          </table:table-cell>
          <table:table-cell table:style-name="ACE-2" office:value-type="float" office:value="1.9334505000000002">
            <text:p>1.9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traw, flax</text:p>
          </table:table-cell>
          <table:table-cell table:style-name="ACE-0" office:value-type="float" office:value="-13.989492">
            <text:p>−13.989492</text:p>
          </table:table-cell>
          <table:table-cell table:style-name="ACE-0" office:value-type="float" office:value="-12.056042">
            <text:p>−12.056042</text:p>
          </table:table-cell>
          <table:table-cell table:style-name="ACE-0" office:value-type="float" office:value="-15.964973000000001">
            <text:p>−15.964973</text:p>
          </table:table-cell>
          <table:table-cell table:style-name="ACE-0" table:formula="of:=[.C14]-[.B14]" office:value-type="float" office:value="1.9334500000000006">
            <text:p>1.93345</text:p>
          </table:table-cell>
          <table:table-cell table:style-name="ACE-0" table:formula="of:=[.B14]-[.D14]" office:value-type="float" office:value="1.9754810000000003">
            <text:p>1.975481</text:p>
          </table:table-cell>
          <table:table-cell table:style-name="ACE-2" table:formula="of:=[.B14]" office:value-type="float" office:value="-13.989492">
            <text:p>−14.0</text:p>
          </table:table-cell>
          <table:table-cell table:style-name="ACE-2" table:formula="of:=AVERAGE([.E14:.F14])" office:value-type="float" office:value="1.9544655000000004">
            <text:p>2.0</text:p>
          </table:table-cell>
          <table:table-cell table:style-name="ACE-2" office:value-type="float" office:value="-13.989492">
            <text:p>−14.0</text:p>
          </table:table-cell>
          <table:table-cell table:style-name="ACE-2" office:value-type="float" office:value="1.9544655000000004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marine organisms</text:p>
          </table:table-cell>
          <table:table-cell table:style-name="ACE-0" office:value-type="float" office:value="-14.998248999999999">
            <text:p>−14.998249</text:p>
          </table:table-cell>
          <table:table-cell table:style-name="ACE-0" office:value-type="float" office:value="-13.022767">
            <text:p>−13.022767</text:p>
          </table:table-cell>
          <table:table-cell table:style-name="ACE-0" office:value-type="float" office:value="-16.931698000000001">
            <text:p>−16.931698</text:p>
          </table:table-cell>
          <table:table-cell table:style-name="ACE-0" table:formula="of:=[.C15]-[.B15]" office:value-type="float" office:value="1.9754819999999995">
            <text:p>1.975482</text:p>
          </table:table-cell>
          <table:table-cell table:style-name="ACE-0" table:formula="of:=[.B15]-[.D15]" office:value-type="float" office:value="1.9334490000000013">
            <text:p>1.933449</text:p>
          </table:table-cell>
          <table:table-cell table:style-name="ACE-2" table:formula="of:=[.B15]" office:value-type="float" office:value="-14.998248999999999">
            <text:p>−15.0</text:p>
          </table:table-cell>
          <table:table-cell table:style-name="ACE-2" table:formula="of:=AVERAGE([.E15:.F15])" office:value-type="float" office:value="1.9544655000000004">
            <text:p>2.0</text:p>
          </table:table-cell>
          <table:table-cell table:style-name="ACE-2" office:value-type="float" office:value="-14.998248999999999">
            <text:p>−15.0</text:p>
          </table:table-cell>
          <table:table-cell table:style-name="ACE-2" office:value-type="float" office:value="1.9544655000000004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resh water plants (submerged)</text:p>
          </table:table-cell>
          <table:table-cell table:style-name="ACE-0" office:value-type="float" office:value="-16.007006000000001">
            <text:p>−16.007006</text:p>
          </table:table-cell>
          <table:table-cell table:style-name="ACE-0" office:value-type="float" office:value="-12.014010000000001">
            <text:p>−12.01401</text:p>
          </table:table-cell>
          <table:table-cell table:style-name="ACE-0" office:value-type="float" office:value="-19.957968000000001">
            <text:p>−19.957968</text:p>
          </table:table-cell>
          <table:table-cell table:style-name="ACE-0" table:formula="of:=[.C16]-[.B16]" office:value-type="float" office:value="3.9929959999999998">
            <text:p>3.992996</text:p>
          </table:table-cell>
          <table:table-cell table:style-name="ACE-0" table:formula="of:=[.B16]-[.D16]" office:value-type="float" office:value="3.9509620000000005">
            <text:p>3.950962</text:p>
          </table:table-cell>
          <table:table-cell table:style-name="ACE-2" table:formula="of:=[.B16]" office:value-type="float" office:value="-16.007006000000001">
            <text:p>−16.0</text:p>
          </table:table-cell>
          <table:table-cell table:style-name="ACE-2" table:formula="of:=AVERAGE([.E16:.F16])" office:value-type="float" office:value="3.9719790000000001">
            <text:p>4.0</text:p>
          </table:table-cell>
          <table:table-cell table:style-name="ACE-2" office:value-type="float" office:value="-16.007006000000001">
            <text:p>−16.0</text:p>
          </table:table-cell>
          <table:table-cell table:style-name="ACE-2" office:value-type="float" office:value="3.9719790000000001">
            <text:p>4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succulents (cactus, pineapple, etc)</text:p>
          </table:table-cell>
          <table:table-cell table:style-name="ACE-0" office:value-type="float" office:value="-17.015761999999999">
            <text:p>−17.015762</text:p>
          </table:table-cell>
          <table:table-cell table:style-name="ACE-0" office:value-type="float" office:value="-13.94746">
            <text:p>−13.94746</text:p>
          </table:table-cell>
          <table:table-cell table:style-name="ACE-0" office:value-type="float" office:value="-19.957968000000001">
            <text:p>−19.957968</text:p>
          </table:table-cell>
          <table:table-cell table:style-name="ACE-0" table:formula="of:=[.C17]-[.B17]" office:value-type="float" office:value="3.0683019999999992">
            <text:p>3.068302</text:p>
          </table:table-cell>
          <table:table-cell table:style-name="ACE-0" table:formula="of:=[.B17]-[.D17]" office:value-type="float" office:value="2.9422060000000023">
            <text:p>2.942206</text:p>
          </table:table-cell>
          <table:table-cell table:style-name="ACE-2" table:formula="of:=[.B17]" office:value-type="float" office:value="-17.015761999999999">
            <text:p>−17.0</text:p>
          </table:table-cell>
          <table:table-cell table:style-name="ACE-2" table:formula="of:=AVERAGE([.E17:.F17])" office:value-type="float" office:value="3.0052540000000008">
            <text:p>3.0</text:p>
          </table:table-cell>
          <table:table-cell table:style-name="ACE-2" office:value-type="float" office:value="-17.015761999999999">
            <text:p>−17.0</text:p>
          </table:table-cell>
          <table:table-cell table:style-name="ACE-2" office:value-type="float" office:value="3.0052540000000008">
            <text:p>3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Oxalic acid C-14 standard</text:p>
          </table:table-cell>
          <table:table-cell table:style-name="ACE-0" office:value-type="float" office:value="-18.991243000000001">
            <text:p>−18.991243</text:p>
          </table:table-cell>
          <table:table-cell table:style-name="ACE-0" office:value-type="float" office:value="-17.015761999999999">
            <text:p>−17.015762</text:p>
          </table:table-cell>
          <table:table-cell table:style-name="ACE-0" office:value-type="float" office:value="-20.966723999999999">
            <text:p>−20.966724</text:p>
          </table:table-cell>
          <table:table-cell table:style-name="ACE-0" table:formula="of:=[.C18]-[.B18]" office:value-type="float" office:value="1.975481000000002">
            <text:p>1.975481</text:p>
          </table:table-cell>
          <table:table-cell table:style-name="ACE-0" table:formula="of:=[.B18]-[.D18]" office:value-type="float" office:value="1.9754809999999985">
            <text:p>1.975481</text:p>
          </table:table-cell>
          <table:table-cell table:style-name="ACE-2" table:formula="of:=[.B18]" office:value-type="float" office:value="-18.991243000000001">
            <text:p>−19.0</text:p>
          </table:table-cell>
          <table:table-cell table:style-name="ACE-2" table:formula="of:=AVERAGE([.E18:.F18])" office:value-type="float" office:value="1.9754810000000003">
            <text:p>2.0</text:p>
          </table:table-cell>
          <table:table-cell table:style-name="ACE-2" office:value-type="float" office:value="-18.991243000000001">
            <text:p>−19.0</text:p>
          </table:table-cell>
          <table:table-cell table:style-name="ACE-2" office:value-type="float" office:value="1.9754810000000003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Bone Collagen, wood cellulose</text:p>
          </table:table-cell>
          <table:table-cell table:style-name="ACE-0" office:value-type="float" office:value="-20">
            <text:p>−20</text:p>
          </table:table-cell>
          <table:table-cell table:style-name="ACE-0" office:value-type="float" office:value="-17.814361999999999">
            <text:p>−17.814362</text:p>
          </table:table-cell>
          <table:table-cell table:style-name="ACE-0" office:value-type="float" office:value="-21.891418000000002">
            <text:p>−21.891418</text:p>
          </table:table-cell>
          <table:table-cell table:style-name="ACE-0" table:formula="of:=[.C19]-[.B19]" office:value-type="float" office:value="2.1856380000000009">
            <text:p>2.185638</text:p>
          </table:table-cell>
          <table:table-cell table:style-name="ACE-0" table:formula="of:=[.B19]-[.D19]" office:value-type="float" office:value="1.8914180000000016">
            <text:p>1.891418</text:p>
          </table:table-cell>
          <table:table-cell table:style-name="ACE-2" table:formula="of:=[.B19]" office:value-type="float" office:value="-20">
            <text:p>−20.0</text:p>
          </table:table-cell>
          <table:table-cell table:style-name="ACE-2" table:formula="of:=AVERAGE([.E19:.F19])" office:value-type="float" office:value="2.0385280000000012">
            <text:p>2.0</text:p>
          </table:table-cell>
          <table:table-cell table:style-name="ACE-2" office:value-type="float" office:value="-20">
            <text:p>−20.0</text:p>
          </table:table-cell>
          <table:table-cell table:style-name="ACE-2" office:value-type="float" office:value="2.0385280000000012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grains, (wheat, oats, rice, etc), graphite, coal</text:p>
          </table:table-cell>
          <table:table-cell table:style-name="ACE-0" office:value-type="float" office:value="-22.984238000000001">
            <text:p>−22.984238</text:p>
          </table:table-cell>
          <table:table-cell table:style-name="ACE-0" office:value-type="float" office:value="-20.840630000000001">
            <text:p>−20.84063</text:p>
          </table:table-cell>
          <table:table-cell table:style-name="ACE-0" office:value-type="float" office:value="-24.917687999999998">
            <text:p>−24.917688</text:p>
          </table:table-cell>
          <table:table-cell table:style-name="ACE-0" table:formula="of:=[.C20]-[.B20]" office:value-type="float" office:value="2.1436080000000004">
            <text:p>2.143608</text:p>
          </table:table-cell>
          <table:table-cell table:style-name="ACE-0" table:formula="of:=[.B20]-[.D20]" office:value-type="float" office:value="1.933449999999997">
            <text:p>1.93345</text:p>
          </table:table-cell>
          <table:table-cell table:style-name="ACE-2" table:formula="of:=[.B20]" office:value-type="float" office:value="-22.984238000000001">
            <text:p>−23.0</text:p>
          </table:table-cell>
          <table:table-cell table:style-name="ACE-2" table:formula="of:=AVERAGE([.E20:.F20])" office:value-type="float" office:value="2.0385289999999987">
            <text:p>2.0</text:p>
          </table:table-cell>
          <table:table-cell table:style-name="ACE-2" office:value-type="float" office:value="-22.984238000000001">
            <text:p>−23.0</text:p>
          </table:table-cell>
          <table:table-cell table:style-name="ACE-2" office:value-type="float" office:value="2.0385289999999987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fossil wood, charcoal</text:p>
          </table:table-cell>
          <table:table-cell table:style-name="ACE-0" office:value-type="float" office:value="-23.992993999999999">
            <text:p>−23.992994</text:p>
          </table:table-cell>
          <table:table-cell table:style-name="ACE-0" office:value-type="float" office:value="-22.059546000000001">
            <text:p>−22.059546</text:p>
          </table:table-cell>
          <table:table-cell table:style-name="ACE-0" office:value-type="float" office:value="-25.926445000000001">
            <text:p>−25.926445</text:p>
          </table:table-cell>
          <table:table-cell table:style-name="ACE-0" table:formula="of:=[.C21]-[.B21]" office:value-type="float" office:value="1.9334479999999985">
            <text:p>1.933448</text:p>
          </table:table-cell>
          <table:table-cell table:style-name="ACE-0" table:formula="of:=[.B21]-[.D21]" office:value-type="float" office:value="1.9334510000000016">
            <text:p>1.933451</text:p>
          </table:table-cell>
          <table:table-cell table:style-name="ACE-2" table:formula="of:=[.B21]" office:value-type="float" office:value="-23.992993999999999">
            <text:p>−24.0</text:p>
          </table:table-cell>
          <table:table-cell table:style-name="ACE-2" table:formula="of:=AVERAGE([.E21:.F21])" office:value-type="float" office:value="1.9334495">
            <text:p>1.9</text:p>
          </table:table-cell>
          <table:table-cell table:style-name="ACE-2" office:value-type="float" office:value="-23.992993999999999">
            <text:p>−24.0</text:p>
          </table:table-cell>
          <table:table-cell table:style-name="ACE-2" office:value-type="float" office:value="1.9334495">
            <text:p>1.9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recent wood, charcoal</text:p>
          </table:table-cell>
          <table:table-cell table:style-name="ACE-0" office:value-type="float" office:value="-25.001750000000001">
            <text:p>−25.00175</text:p>
          </table:table-cell>
          <table:table-cell table:style-name="ACE-0" office:value-type="float" office:value="-23.02627">
            <text:p>−23.02627</text:p>
          </table:table-cell>
          <table:table-cell table:style-name="ACE-0" office:value-type="float" office:value="-26.935202">
            <text:p>−26.935202</text:p>
          </table:table-cell>
          <table:table-cell table:style-name="ACE-0" table:formula="of:=[.C22]-[.B22]" office:value-type="float" office:value="1.975480000000001">
            <text:p>1.97548</text:p>
          </table:table-cell>
          <table:table-cell table:style-name="ACE-0" table:formula="of:=[.B22]-[.D22]" office:value-type="float" office:value="1.9334519999999991">
            <text:p>1.933452</text:p>
          </table:table-cell>
          <table:table-cell table:style-name="ACE-2" table:formula="of:=[.B22]" office:value-type="float" office:value="-25.001750000000001">
            <text:p>−25.0</text:p>
          </table:table-cell>
          <table:table-cell table:style-name="ACE-2" table:formula="of:=AVERAGE([.E22:.F22])" office:value-type="float" office:value="1.954466">
            <text:p>2.0</text:p>
          </table:table-cell>
          <table:table-cell table:style-name="ACE-2" office:value-type="float" office:value="-25.001750000000001">
            <text:p>−25.0</text:p>
          </table:table-cell>
          <table:table-cell table:style-name="ACE-2" office:value-type="float" office:value="1.954466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tree leaves, wheat, etc, straw</text:p>
          </table:table-cell>
          <table:table-cell table:style-name="ACE-0" office:value-type="float" office:value="-26.977232000000001">
            <text:p>−26.977232</text:p>
          </table:table-cell>
          <table:table-cell table:style-name="ACE-0" office:value-type="float" office:value="-25.043783000000001">
            <text:p>−25.043783</text:p>
          </table:table-cell>
          <table:table-cell table:style-name="ACE-0" office:value-type="float" office:value="-28.994745000000002">
            <text:p>−28.994745</text:p>
          </table:table-cell>
          <table:table-cell table:style-name="ACE-0" table:formula="of:=[.C23]-[.B23]" office:value-type="float" office:value="1.9334489999999995">
            <text:p>1.933449</text:p>
          </table:table-cell>
          <table:table-cell table:style-name="ACE-0" table:formula="of:=[.B23]-[.D23]" office:value-type="float" office:value="2.017513000000001">
            <text:p>2.017513</text:p>
          </table:table-cell>
          <table:table-cell table:style-name="ACE-2" table:formula="of:=[.B23]" office:value-type="float" office:value="-26.977232000000001">
            <text:p>−27.0</text:p>
          </table:table-cell>
          <table:table-cell table:style-name="ACE-2" table:formula="of:=AVERAGE([.E23:.F23])" office:value-type="float" office:value="1.9754810000000003">
            <text:p>2.0</text:p>
          </table:table-cell>
          <table:table-cell table:style-name="ACE-2" office:value-type="float" office:value="-26.977232000000001">
            <text:p>−27.0</text:p>
          </table:table-cell>
          <table:table-cell table:style-name="ACE-2" office:value-type="float" office:value="1.9754810000000003">
            <text:p>2.0</text:p>
          </table:table-cell>
          <table:table-cell table:number-columns-repeated="246" table:style-name="ACE-0"/>
        </table:table-row>
        <table:table-row table:style-name="AROW-1">
          <table:table-cell table:style-name="ACE-0" office:value-type="string">
            <text:p>peats, humus</text:p>
          </table:table-cell>
          <table:table-cell table:style-name="ACE-0" office:value-type="float" office:value="-27.061295999999999">
            <text:p>−27.061296</text:p>
          </table:table-cell>
          <table:table-cell table:style-name="ACE-0" office:value-type="float" office:value="-24.035026999999999">
            <text:p>−24.035027</text:p>
          </table:table-cell>
          <table:table-cell table:style-name="ACE-0" office:value-type="float" office:value="-29.961472000000001">
            <text:p>−29.961472</text:p>
          </table:table-cell>
          <table:table-cell table:style-name="ACE-0" table:formula="of:=[.C24]-[.B24]" office:value-type="float" office:value="3.0262689999999992">
            <text:p>3.026269</text:p>
          </table:table-cell>
          <table:table-cell table:style-name="ACE-0" table:formula="of:=[.B24]-[.D24]" office:value-type="float" office:value="2.9001760000000019">
            <text:p>2.900176</text:p>
          </table:table-cell>
          <table:table-cell table:style-name="ACE-2" table:formula="of:=[.B24]" office:value-type="float" office:value="-27.061295999999999">
            <text:p>−27.1</text:p>
          </table:table-cell>
          <table:table-cell table:style-name="ACE-2" table:formula="of:=AVERAGE([.E24:.F24])" office:value-type="float" office:value="2.9632225000000005">
            <text:p>3.0</text:p>
          </table:table-cell>
          <table:table-cell table:style-name="ACE-2" office:value-type="float" office:value="-27.061295999999999">
            <text:p>−27.1</text:p>
          </table:table-cell>
          <table:table-cell table:style-name="ACE-2" office:value-type="float" office:value="2.9632225000000005">
            <text:p>3.0</text:p>
          </table:table-cell>
          <table:table-cell table:number-columns-repeated="246" table:style-name="ACE-0"/>
        </table:table-row>
        <table:table-row table:style-name="AROW-0" table:number-rows-repeated="34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477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1" gnm:cursor-row="8">
          <gnm:selection gnm:start-col="11" gnm:start-row="8" gnm:end-col="11" gnm:end-row="8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5" table:style-name="ACOL-0"/>
        <table:table-column table:default-cell-style-name="ACE-5" table:style-name="ACOL-0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2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2T12:56:46Z</dc:date>
    <meta:creation-date>2022-12-15T18:04:21Z</meta:creation-date>
    <meta:generator>gnumeric/1.12.46</meta:generator>
  </office:meta>
</office:document-meta>
</file>